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roman"/>
    <style:font-face style:name="Liberation Sans1" svg:font-family="'Liberation Sans'" style:font-family-generic="roma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Times New Roman" svg:font-family="'Times New Roman'" style:font-adornments="Normá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loext:graphic-properties draw:fill="none"/>
      <style:paragraph-properties fo:text-align="center"/>
    </style:style>
    <style:style style:name="P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gr1" style:family="graphic">
      <style:graphic-properties draw:fill="none" draw:textarea-vertical-align="middle" draw:auto-grow-height="false" fo:min-height="3.803cm" fo:min-width="2.78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3cm" svg:stroke-color="#3465a4" draw:marker-start="" draw:marker-start-width="0.245cm" draw:marker-start-center="false" draw:marker-end="" draw:marker-end-width="0.245cm" draw:marker-end-center="false" svg:stroke-linecap="round" draw:fill="solid" draw:fill-color="#729fcf" draw:textarea-horizontal-align="justify" draw:textarea-vertical-align="middle" draw:auto-grow-height="false" fo:min-height="3.623cm" fo:min-width="3.373cm" fo:padding-top="0.139cm" fo:padding-bottom="0.139cm" fo:padding-left="0.265cm" fo:padding-right="0.26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Sinuskurve" draw:style-name="gr2" draw:text-style-name="P2" svg:width="3.901cm" svg:height="3.901cm" svg:x="0.002cm" svg:y="0.002cm"><text:p/><draw:enhanced-geometry svg:viewBox="0 0 21600 21600" draw:text-areas="0 0 21600 21600" draw:type="non-primitive" draw:modifiers="10800 0 7854.54545454545 21600" draw:enhanced-path="M 0 ?f5 C ?f12 ?f13 ?f14 ?f15 ?f16 ?f17 ?f24 ?f25 ?f26 ?f27 ?f28 ?f29 ?f36 ?f37 ?f38 ?f39 ?f40 ?f41 ?f48 ?f49 ?f50 ?f51 ?f52 ?f53 ?f60 ?f61 ?f62 ?f63 ?f64 ?f65 ?f72 ?f73 ?f74 ?f75 ?f76 ?f77 ?f84 ?f85 ?f86 ?f87 ?f88 ?f89 ?f96 ?f97 ?f98 ?f99 ?f100 ?f101 ?f108 ?f109 ?f110 ?f111 ?f112 ?f113 ?f120 ?f121 ?f122 ?f123 ?f124 ?f125 ?f132 ?f133 ?f134 ?f135 ?f136 ?f137 ?f144 ?f145 ?f146 ?f147 ?f148 ?f149 F N"><draw:equation draw:name="f0" draw:formula="$0/21600*2*pi-pi"/><draw:equation draw:name="f1" draw:formula="(1-$2/21600)*(3/2-1/8)+1/8"/><draw:equation draw:name="f2" draw:formula="4*pi/12"/><draw:equation draw:name="f3" draw:formula="?f2/3"/><draw:equation draw:name="f4" draw:formula="sin(?f1*(0-?f0))"/><draw:equation draw:name="f5" draw:formula="10800*(1-?f4)"/><draw:equation draw:name="f6" draw:formula="1*?f2"/><draw:equation draw:name="f7" draw:formula="sin(?f1*(?f6-?f0))"/><draw:equation draw:name="f8" draw:formula="0+?f3"/><draw:equation draw:name="f9" draw:formula="?f4+?f3*cos(?f1*(0-?f0))*?f1"/><draw:equation draw:name="f10" draw:formula="?f6-?f3"/><draw:equation draw:name="f11" draw:formula="?f7-?f3*cos(?f1*(?f6-?f0))*?f1"/><draw:equation draw:name="f12" draw:formula="?f8/pi*5400"/><draw:equation draw:name="f13" draw:formula="10800*(1-?f9)"/><draw:equation draw:name="f14" draw:formula="?f10/pi*5400"/><draw:equation draw:name="f15" draw:formula="10800*(1-?f11)"/><draw:equation draw:name="f16" draw:formula="?f6/pi*5400"/><draw:equation draw:name="f17" draw:formula="10800*(1-?f7)"/><draw:equation draw:name="f18" draw:formula="2*?f2"/><draw:equation draw:name="f19" draw:formula="sin(?f1*(?f18-?f0))"/><draw:equation draw:name="f20" draw:formula="?f6+?f3"/><draw:equation draw:name="f21" draw:formula="?f7+?f3*cos(?f1*(?f6-?f0))*?f1"/><draw:equation draw:name="f22" draw:formula="?f18-?f3"/><draw:equation draw:name="f23" draw:formula="?f19-?f3*cos(?f1*(?f18-?f0))*?f1"/><draw:equation draw:name="f24" draw:formula="?f20/pi*5400"/><draw:equation draw:name="f25" draw:formula="10800*(1-?f21)"/><draw:equation draw:name="f26" draw:formula="?f22/pi*5400"/><draw:equation draw:name="f27" draw:formula="10800*(1-?f23)"/><draw:equation draw:name="f28" draw:formula="?f18/pi*5400"/><draw:equation draw:name="f29" draw:formula="10800*(1-?f19)"/><draw:equation draw:name="f30" draw:formula="3*?f2"/><draw:equation draw:name="f31" draw:formula="sin(?f1*(?f30-?f0))"/><draw:equation draw:name="f32" draw:formula="?f18+?f3"/><draw:equation draw:name="f33" draw:formula="?f19+?f3*cos(?f1*(?f18-?f0))*?f1"/><draw:equation draw:name="f34" draw:formula="?f30-?f3"/><draw:equation draw:name="f35" draw:formula="?f31-?f3*cos(?f1*(?f30-?f0))*?f1"/><draw:equation draw:name="f36" draw:formula="?f32/pi*5400"/><draw:equation draw:name="f37" draw:formula="10800*(1-?f33)"/><draw:equation draw:name="f38" draw:formula="?f34/pi*5400"/><draw:equation draw:name="f39" draw:formula="10800*(1-?f35)"/><draw:equation draw:name="f40" draw:formula="?f30/pi*5400"/><draw:equation draw:name="f41" draw:formula="10800*(1-?f31)"/><draw:equation draw:name="f42" draw:formula="4*?f2"/><draw:equation draw:name="f43" draw:formula="sin(?f1*(?f42-?f0))"/><draw:equation draw:name="f44" draw:formula="?f30+?f3"/><draw:equation draw:name="f45" draw:formula="?f31+?f3*cos(?f1*(?f30-?f0))*?f1"/><draw:equation draw:name="f46" draw:formula="?f42-?f3"/><draw:equation draw:name="f47" draw:formula="?f43-?f3*cos(?f1*(?f42-?f0))*?f1"/><draw:equation draw:name="f48" draw:formula="?f44/pi*5400"/><draw:equation draw:name="f49" draw:formula="10800*(1-?f45)"/><draw:equation draw:name="f50" draw:formula="?f46/pi*5400"/><draw:equation draw:name="f51" draw:formula="10800*(1-?f47)"/><draw:equation draw:name="f52" draw:formula="?f42/pi*5400"/><draw:equation draw:name="f53" draw:formula="10800*(1-?f43)"/><draw:equation draw:name="f54" draw:formula="5*?f2"/><draw:equation draw:name="f55" draw:formula="sin(?f1*(?f54-?f0))"/><draw:equation draw:name="f56" draw:formula="?f42+?f3"/><draw:equation draw:name="f57" draw:formula="?f43+?f3*cos(?f1*(?f42-?f0))*?f1"/><draw:equation draw:name="f58" draw:formula="?f54-?f3"/><draw:equation draw:name="f59" draw:formula="?f55-?f3*cos(?f1*(?f54-?f0))*?f1"/><draw:equation draw:name="f60" draw:formula="?f56/pi*5400"/><draw:equation draw:name="f61" draw:formula="10800*(1-?f57)"/><draw:equation draw:name="f62" draw:formula="?f58/pi*5400"/><draw:equation draw:name="f63" draw:formula="10800*(1-?f59)"/><draw:equation draw:name="f64" draw:formula="?f54/pi*5400"/><draw:equation draw:name="f65" draw:formula="10800*(1-?f55)"/><draw:equation draw:name="f66" draw:formula="6*?f2"/><draw:equation draw:name="f67" draw:formula="sin(?f1*(?f66-?f0))"/><draw:equation draw:name="f68" draw:formula="?f54+?f3"/><draw:equation draw:name="f69" draw:formula="?f55+?f3*cos(?f1*(?f54-?f0))*?f1"/><draw:equation draw:name="f70" draw:formula="?f66-?f3"/><draw:equation draw:name="f71" draw:formula="?f67-?f3*cos(?f1*(?f66-?f0))*?f1"/><draw:equation draw:name="f72" draw:formula="?f68/pi*5400"/><draw:equation draw:name="f73" draw:formula="10800*(1-?f69)"/><draw:equation draw:name="f74" draw:formula="?f70/pi*5400"/><draw:equation draw:name="f75" draw:formula="10800*(1-?f71)"/><draw:equation draw:name="f76" draw:formula="?f66/pi*5400"/><draw:equation draw:name="f77" draw:formula="10800*(1-?f67)"/><draw:equation draw:name="f78" draw:formula="7*?f2"/><draw:equation draw:name="f79" draw:formula="sin(?f1*(?f78-?f0))"/><draw:equation draw:name="f80" draw:formula="?f66+?f3"/><draw:equation draw:name="f81" draw:formula="?f67+?f3*cos(?f1*(?f66-?f0))*?f1"/><draw:equation draw:name="f82" draw:formula="?f78-?f3"/><draw:equation draw:name="f83" draw:formula="?f79-?f3*cos(?f1*(?f78-?f0))*?f1"/><draw:equation draw:name="f84" draw:formula="?f80/pi*5400"/><draw:equation draw:name="f85" draw:formula="10800*(1-?f81)"/><draw:equation draw:name="f86" draw:formula="?f82/pi*5400"/><draw:equation draw:name="f87" draw:formula="10800*(1-?f83)"/><draw:equation draw:name="f88" draw:formula="?f78/pi*5400"/><draw:equation draw:name="f89" draw:formula="10800*(1-?f79)"/><draw:equation draw:name="f90" draw:formula="8*?f2"/><draw:equation draw:name="f91" draw:formula="sin(?f1*(?f90-?f0))"/><draw:equation draw:name="f92" draw:formula="?f78+?f3"/><draw:equation draw:name="f93" draw:formula="?f79+?f3*cos(?f1*(?f78-?f0))*?f1"/><draw:equation draw:name="f94" draw:formula="?f90-?f3"/><draw:equation draw:name="f95" draw:formula="?f91-?f3*cos(?f1*(?f90-?f0))*?f1"/><draw:equation draw:name="f96" draw:formula="?f92/pi*5400"/><draw:equation draw:name="f97" draw:formula="10800*(1-?f93)"/><draw:equation draw:name="f98" draw:formula="?f94/pi*5400"/><draw:equation draw:name="f99" draw:formula="10800*(1-?f95)"/><draw:equation draw:name="f100" draw:formula="?f90/pi*5400"/><draw:equation draw:name="f101" draw:formula="10800*(1-?f91)"/><draw:equation draw:name="f102" draw:formula="9*?f2"/><draw:equation draw:name="f103" draw:formula="sin(?f1*(?f102-?f0))"/><draw:equation draw:name="f104" draw:formula="?f90+?f3"/><draw:equation draw:name="f105" draw:formula="?f91+?f3*cos(?f1*(?f90-?f0))*?f1"/><draw:equation draw:name="f106" draw:formula="?f102-?f3"/><draw:equation draw:name="f107" draw:formula="?f103-?f3*cos(?f1*(?f102-?f0))*?f1"/><draw:equation draw:name="f108" draw:formula="?f104/pi*5400"/><draw:equation draw:name="f109" draw:formula="10800*(1-?f105)"/><draw:equation draw:name="f110" draw:formula="?f106/pi*5400"/><draw:equation draw:name="f111" draw:formula="10800*(1-?f107)"/><draw:equation draw:name="f112" draw:formula="?f102/pi*5400"/><draw:equation draw:name="f113" draw:formula="10800*(1-?f103)"/><draw:equation draw:name="f114" draw:formula="10*?f2"/><draw:equation draw:name="f115" draw:formula="sin(?f1*(?f114-?f0))"/><draw:equation draw:name="f116" draw:formula="?f102+?f3"/><draw:equation draw:name="f117" draw:formula="?f103+?f3*cos(?f1*(?f102-?f0))*?f1"/><draw:equation draw:name="f118" draw:formula="?f114-?f3"/><draw:equation draw:name="f119" draw:formula="?f115-?f3*cos(?f1*(?f114-?f0))*?f1"/><draw:equation draw:name="f120" draw:formula="?f116/pi*5400"/><draw:equation draw:name="f121" draw:formula="10800*(1-?f117)"/><draw:equation draw:name="f122" draw:formula="?f118/pi*5400"/><draw:equation draw:name="f123" draw:formula="10800*(1-?f119)"/><draw:equation draw:name="f124" draw:formula="?f114/pi*5400"/><draw:equation draw:name="f125" draw:formula="10800*(1-?f115)"/><draw:equation draw:name="f126" draw:formula="11*?f2"/><draw:equation draw:name="f127" draw:formula="sin(?f1*(?f126-?f0))"/><draw:equation draw:name="f128" draw:formula="?f114+?f3"/><draw:equation draw:name="f129" draw:formula="?f115+?f3*cos(?f1*(?f114-?f0))*?f1"/><draw:equation draw:name="f130" draw:formula="?f126-?f3"/><draw:equation draw:name="f131" draw:formula="?f127-?f3*cos(?f1*(?f126-?f0))*?f1"/><draw:equation draw:name="f132" draw:formula="?f128/pi*5400"/><draw:equation draw:name="f133" draw:formula="10800*(1-?f129)"/><draw:equation draw:name="f134" draw:formula="?f130/pi*5400"/><draw:equation draw:name="f135" draw:formula="10800*(1-?f131)"/><draw:equation draw:name="f136" draw:formula="?f126/pi*5400"/><draw:equation draw:name="f137" draw:formula="10800*(1-?f127)"/><draw:equation draw:name="f138" draw:formula="12*?f2"/><draw:equation draw:name="f139" draw:formula="sin(?f1*(?f138-?f0))"/><draw:equation draw:name="f140" draw:formula="?f126+?f3"/><draw:equation draw:name="f141" draw:formula="?f127+?f3*cos(?f1*(?f126-?f0))*?f1"/><draw:equation draw:name="f142" draw:formula="?f138-?f3"/><draw:equation draw:name="f143" draw:formula="?f139-?f3*cos(?f1*(?f138-?f0))*?f1"/><draw:equation draw:name="f144" draw:formula="?f140/pi*5400"/><draw:equation draw:name="f145" draw:formula="10800*(1-?f141)"/><draw:equation draw:name="f146" draw:formula="?f142/pi*5400"/><draw:equation draw:name="f147" draw:formula="10800*(1-?f143)"/><draw:equation draw:name="f148" draw:formula="?f138/pi*5400"/><draw:equation draw:name="f149" draw:formula="10800*(1-?f139)"/><draw:handle draw:handle-position="$0 $1" draw:handle-range-x-minimum="-21600" draw:handle-range-x-maximum="43200" draw:handle-range-y-minimum="0" draw:handle-range-y-maximum="0"/><draw:handle draw:handle-position="$2 $3" draw:handle-range-x-minimum="0" draw:handle-range-x-maximum="21600" draw:handle-range-y-minimum="21600" draw:handle-range-y-maximum="21600"/></draw:enhanced-geometry></draw:custom-shape><draw:custom-shape text:anchor-type="paragraph" draw:z-index="1" draw:name="Alakzat1" draw:style-name="gr1" draw:text-style-name="P1" svg:width="3.947cm" svg:height="4.146cm" svg:x="7.682cm" svg:y="0.92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roman"/>
    <style:font-face style:name="Liberation Sans1" svg:font-family="'Liberation Sans'" style:font-family-generic="roma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Times New Roman" svg:font-family="'Times New Roman'" style:font-adornments="Normá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hu" fo:country="H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hu" fo:country="H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style:font-style-name="Normál"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0cm" style:auto-text-indent="false" style:writing-mode="page">
        <style:tab-stops/>
      </style:paragraph-properties>
    </style:style>
    <style:style style:name="List" style:family="paragraph" style:parent-style-name="További_20_szövegtörzs_20_stílusok" style:class="list">
      <style:text-properties style:font-name="Times New Roman" fo:font-family="'Times New Roman'" style:font-style-name="Normál" style:font-family-generic="roman" style:font-pitch="variable" style:font-size-asian="12pt" style:font-name-complex="Lucida Sans1" style:font-family-complex="'Lucida Sans'" style:font-family-generic-complex="swiss"/>
    </style:style>
    <style:style style:name="Caption" style:family="paragraph" style:parent-style-name="Választható_20_további_20_stílusok"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Választható_20_további_20_stílusok"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501cm" fo:margin-bottom="0.247cm" style:contextual-spacing="false" style:writing-mode="page"/>
      <style:text-properties fo:text-transform="uppercase" fo:font-size="16pt" fo:font-weight="normal"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501cm" fo:margin-bottom="0.247cm" style:contextual-spacing="false" style:writing-mode="page"/>
      <style:text-properties fo:text-transform="uppercase" fo:font-size="14pt" fo:font-weight="normal"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501cm" fo:margin-bottom="0.247cm" style:contextual-spacing="false" style:writing-mode="page"/>
      <style:text-properties fo:font-variant="small-caps" fo:font-size="14pt" fo:font-weight="normal"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501cm" fo:margin-bottom="0.247cm" style:contextual-spacing="false" style:writing-mode="page"/>
      <style:text-properties fo:font-size="14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501cm" fo:margin-bottom="0.247cm" style:contextual-spacing="false" style:writing-mode="page"/>
      <style:text-properties fo:font-variant="small-caps" fo:font-size="12pt"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501cm" fo:margin-bottom="0.247cm" style:contextual-spacing="false" style:writing-mode="page"/>
      <style:text-properties fo:font-variant="small-caps" fo:font-size="12pt" fo:font-style="normal" fo:font-weight="normal" style:font-size-asian="85%" style:font-style-asian="italic" style:font-weight-asian="bold" style:font-size-complex="85%" style:font-style-complex="italic" style:font-weight-complex="normal"/>
    </style:style>
    <style:style style:name="Title" style:family="paragraph" style:parent-style-name="Heading" style:next-style-name="Text_20_body" style:class="chapter">
      <style:paragraph-properties fo:margin-top="0cm" fo:margin-bottom="0.499cm" style:contextual-spacing="false" fo:text-align="center" style:justify-single-word="false" style:writing-mode="page"/>
      <style:text-properties fo:font-variant="small-caps" fo:font-size="24pt" fo:font-weight="normal" style:font-size-asian="28pt" style:font-weight-asian="bold" style:font-size-complex="28pt" style:font-weight-complex="normal"/>
    </style:style>
    <style:style style:name="Subtitle" style:family="paragraph" style:parent-style-name="Heading" style:next-style-name="Text_20_body" style:class="chapter">
      <style:paragraph-properties fo:margin-top="0.501cm" fo:margin-bottom="0.247cm" style:contextual-spacing="false" fo:text-align="center" style:justify-single-word="false" style:writing-mode="page"/>
      <style:text-properties fo:font-variant="small-caps" fo:font-size="18pt" style:font-size-asian="18pt" style:font-size-complex="18pt"/>
    </style:style>
    <style:style style:name="Alcím_20__28_kisbetűs_29_" style:display-name="Alcím (kisbetűs)" style:family="paragraph" style:parent-style-name="Heading" style:next-style-name="Text_20_body" style:master-page-name="">
      <style:paragraph-properties fo:margin-top="0.501cm" fo:margin-bottom="0.247cm" style:contextual-spacing="false" fo:text-align="center" style:justify-single-word="false" style:page-number="auto" style:writing-mode="page"/>
      <style:text-properties fo:font-variant="normal" fo:text-transform="none" fo:font-size="18pt"/>
    </style:style>
    <style:style style:name="Alcím_20_új_20_oldalon" style:display-name="Alcím új oldalon" style:family="paragraph" style:parent-style-name="Subtitle" style:next-style-name="Text_20_body" style:master-page-name="">
      <style:paragraph-properties fo:margin-top="0cm" fo:margin-bottom="0.25cm" style:contextual-spacing="false" style:page-number="auto" fo:break-before="page" style:writing-mode="page"/>
    </style:style>
    <style:style style:name="Heading_20_7" style:display-name="Heading 7" style:family="paragraph" style:parent-style-name="Heading" style:next-style-name="Text_20_body" style:default-outline-level="7" style:class="text">
      <style:paragraph-properties fo:margin-top="0.501cm" fo:margin-bottom="0.247cm" style:contextual-spacing="false" style:writing-mode="page"/>
      <style:text-properties fo:font-variant="small-caps" fo:font-size="12pt" fo:font-weight="normal" style:font-size-asian="80%" style:font-weight-asian="bold" style:font-size-complex="80%" style:font-weight-complex="normal"/>
    </style:style>
    <style:style style:name="Heading_20_8" style:display-name="Heading 8" style:family="paragraph" style:parent-style-name="Heading" style:next-style-name="Text_20_body" style:default-outline-level="8" style:class="text">
      <loext:graphic-properties draw:fill="none" draw:fill-color="#729fcf"/>
      <style:paragraph-properties fo:margin-top="0.501cm" fo:margin-bottom="0.247cm" style:contextual-spacing="false" fo:background-color="transparent" style:writing-mode="page"/>
      <style:text-properties fo:font-variant="small-caps" fo:font-size="12pt" fo:font-style="normal" fo:font-weight="normal" style:font-size-asian="80%" style:font-style-asian="italic" style:font-weight-asian="bold"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501cm" fo:margin-bottom="0.247cm" style:contextual-spacing="false" style:writing-mode="page"/>
      <style:text-properties fo:font-variant="small-caps" fo:font-size="12pt" fo:font-weight="normal" style:font-size-asian="75%" style:font-weight-asian="bold"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501cm" fo:margin-bottom="0.247cm" style:contextual-spacing="false" style:writing-mode="page"/>
      <style:text-properties fo:font-variant="small-caps" fo:font-size="12pt" fo:font-weight="normal" style:font-size-asian="75%" style:font-weight-asian="bold" style:font-size-complex="75%" style:font-weight-complex="normal"/>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Text_20_body" style:class="html">
      <style:paragraph-properties fo:margin-left="1cm" fo:margin-right="1cm" fo:margin-top="0.247cm" fo:margin-bottom="0.247cm" style:contextual-spacing="false" fo:text-align="justify" style:justify-single-word="false" fo:text-indent="0cm" style:auto-text-indent="false" style:writing-mode="page"/>
      <style:text-properties fo:font-style="italic" style:font-size-asian="10.5pt"/>
    </style:style>
    <style:style style:name="Signature" style:family="paragraph" style:parent-style-name="Üdvözlettel_2c__20_aláírások" style:next-style-name="Egy_20_aláíráshely_20_alá_20_név" style:class="text">
      <style:paragraph-properties fo:margin-top="0cm" fo:margin-bottom="0cm" style:contextual-spacing="false" text:number-lines="false" text:line-number="0" style:writing-mode="page">
        <style:tab-stops/>
      </style:paragraph-properties>
      <style:text-properties style:font-name="Times New Roman" fo:font-family="'Times New Roman'" style:font-style-name="Normál" style:font-family-generic="roman" style:font-pitch="variable" fo:font-weight="normal" style:font-size-asian="10.5pt"/>
    </style:style>
    <style:style style:name="First_20_line_20_indent" style:display-name="First line indent" style:family="paragraph" style:parent-style-name="Text_20_body" style:class="text">
      <style:paragraph-properties fo:margin-left="0cm" fo:margin-right="0cm" fo:text-indent="0.499cm" style:auto-text-indent="false" style:writing-mode="page"/>
    </style:style>
    <style:style style:name="Egy_20_aláíráshely_20_alá_20_név" style:display-name="Egy aláíráshely alá név" style:family="paragraph" style:parent-style-name="Üdvözlettel_2c__20_aláírások" style:next-style-name="Text_20_body">
      <style:paragraph-properties fo:margin-top="0cm" fo:margin-bottom="0.15cm" style:contextual-spacing="false" style:writing-mode="page">
        <style:tab-stops>
          <style:tab-stop style:position="12cm" style:type="center"/>
        </style:tab-stops>
      </style:paragraph-properties>
    </style:style>
    <style:style style:name="Két_20_aláíráshely" style:display-name="Két aláíráshely" style:family="paragraph" style:parent-style-name="Üdvözlettel_2c__20_aláírások" style:next-style-name="Két_20_aláíráshely_20_alá_20_név">
      <style:paragraph-properties fo:margin-top="1.002cm" fo:margin-bottom="0.148cm" style:contextual-spacing="false" style:writing-mode="page">
        <style:tab-stops>
          <style:tab-stop style:position="1cm"/>
          <style:tab-stop style:position="7.001cm" style:type="center" style:leader-style="solid" style:leader-text="_"/>
          <style:tab-stop style:position="8.999cm" style:type="center"/>
          <style:tab-stop style:position="15cm" style:type="center" style:leader-style="solid" style:leader-text="_"/>
        </style:tab-stops>
      </style:paragraph-properties>
    </style:style>
    <style:style style:name="Két_20_aláíráshely_20_alá_20_név" style:display-name="Két aláíráshely alá név" style:family="paragraph" style:parent-style-name="Üdvözlettel_2c__20_aláírások" style:next-style-name="Text_20_body">
      <style:paragraph-properties fo:margin-top="0cm" fo:margin-bottom="0.15cm" style:contextual-spacing="false" style:writing-mode="page">
        <style:tab-stops>
          <style:tab-stop style:position="4.001cm" style:type="center"/>
          <style:tab-stop style:position="12cm" style:type="center"/>
        </style:tab-stops>
      </style:paragraph-properties>
    </style:style>
    <style:style style:name="Jobbra_20_húzott" style:display-name="Jobbra húzott" style:family="paragraph" style:parent-style-name="Text_20_body">
      <style:paragraph-properties fo:margin-left="7.5cm" fo:margin-right="0cm" fo:margin-top="0cm" fo:margin-bottom="0.25cm" style:contextual-spacing="false" fo:line-height="100%" fo:text-indent="0cm" style:auto-text-indent="false" style:writing-mode="page">
        <style:tab-stops>
          <style:tab-stop style:position="2.499cm"/>
        </style:tab-stops>
      </style:paragraph-properties>
    </style:style>
    <style:style style:name="Egy_20_aláíráshely" style:display-name="Egy aláíráshely" style:family="paragraph" style:parent-style-name="Üdvözlettel_2c__20_aláírások" style:next-style-name="Egy_20_aláíráshely_20_alá_20_név" style:master-page-name="">
      <style:paragraph-properties fo:margin-top="1.002cm" fo:margin-bottom="0.148cm" style:contextual-spacing="false" style:page-number="auto" style:writing-mode="page">
        <style:tab-stops>
          <style:tab-stop style:position="8.999cm"/>
          <style:tab-stop style:position="15cm" style:type="center" style:leader-style="solid" style:leader-text="_"/>
        </style:tab-stops>
      </style:paragraph-properties>
    </style:style>
    <style:style style:name="Választható_20_további_20_stílusok" style:display-name="Választható további stílusok" style:family="paragraph" style:parent-style-name="Standard">
      <style:paragraph-properties style:writing-mode="pag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Header_20_right" style:display-name="Header righ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Választható_20_további_20_stílusok" style:class="extra">
      <style:paragraph-properties text:number-lines="false" text:line-number="0">
        <style:tab-stops>
          <style:tab-stop style:position="8.001cm" style:type="center"/>
          <style:tab-stop style:position="16.002cm" style:type="right"/>
        </style:tab-stops>
      </style:paragraph-properties>
    </style:style>
    <style:style style:name="List_20_Contents" style:display-name="List Contents" style:family="paragraph" style:parent-style-name="Választható_20_további_20_stílusok" style:class="html">
      <style:paragraph-properties fo:margin-left="1cm" fo:margin-right="0cm" fo:text-indent="0cm" style:auto-text-indent="false"/>
    </style:style>
    <style:style style:name="List_20_Heading" style:display-name="List Heading" style:family="paragraph" style:parent-style-name="Választható_20_további_20_stílusok" style:next-style-name="List_20_Contents" style:class="html">
      <style:paragraph-properties fo:margin-left="0cm" fo:margin-right="0cm" fo:text-indent="0cm" style:auto-text-indent="false"/>
    </style:style>
    <style:style style:name="Footnote" style:family="paragraph" style:parent-style-name="Választható_20_további_20_stílusok"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Választható_20_további_20_stílusok" style:class="extra"/>
    <style:style style:name="Preformatted_20_Text" style:display-name="Preformatted Text" style:family="paragraph" style:parent-style-name="Választható_20_további_20_stílusok"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ovábbi_20_címsorok" style:display-name="További címsorok" style:family="paragraph" style:parent-style-name="Heading">
      <style:paragraph-properties style:writing-mode="page"/>
    </style:style>
    <style:style style:name="Index_20_Heading" style:display-name="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További_20_címsorok"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Választható_20_további_20_stílusok" style:class="extra">
      <style:paragraph-properties fo:margin-top="0cm" fo:margin-bottom="0.106cm" style:contextual-spacing="false" text:number-lines="false" text:line-number="0"/>
    </style:style>
    <style:style style:name="Sender" style:family="paragraph" style:parent-style-name="Választható_20_további_20_stílusok" style:class="extra">
      <style:paragraph-properties fo:margin-top="0cm" fo:margin-bottom="0.106cm" style:contextual-spacing="false" text:number-lines="false" text:line-number="0"/>
    </style:style>
    <style:style style:name="Salutation" style:family="paragraph" style:parent-style-name="Választható_20_további_20_stílusok" style:class="text">
      <style:paragraph-properties text:number-lines="false" text:line-number="0"/>
    </style:style>
    <style:style style:name="Endnote" style:family="paragraph" style:parent-style-name="Választható_20_további_20_stílusok"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Választható_20_további_20_stílusok"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Választható_20_további_20_stílusok" style:class="extra" style:master-page-name="">
      <style:paragraph-properties fo:orphans="0" fo:widows="0" style:page-number="auto" text:number-lines="false" text:line-number="0"/>
    </style:style>
    <style:style style:name="Üdvözlettel" style:family="paragraph" style:parent-style-name="Üdvözlettel_2c__20_aláírások" style:next-style-name="Üdvözlettel_20_alatt_20_név_20_és_20_cím">
      <style:paragraph-properties fo:margin-left="8.999cm" fo:margin-right="0cm" fo:margin-top="0.499cm" fo:margin-bottom="0.101cm" style:contextual-spacing="false" fo:text-indent="0cm" style:auto-text-indent="false" style:writing-mode="page"/>
      <style:text-properties fo:font-weight="bold" style:font-size-asian="10.5pt"/>
    </style:style>
    <style:style style:name="Üdvözlettel_20_alatt_20_név_20_és_20_cím" style:display-name="Üdvözlettel alatt név és cím" style:family="paragraph" style:parent-style-name="Üdvözlettel_2c__20_aláírások">
      <style:paragraph-properties fo:margin-left="8.999cm" fo:margin-right="0cm" fo:margin-top="0.148cm" fo:margin-bottom="0.148cm" style:contextual-spacing="false" fo:line-height="100%" fo:text-indent="0cm" style:auto-text-indent="false" style:writing-mode="page">
        <style:tab-stops>
          <style:tab-stop style:position="3cm" style:type="center"/>
        </style:tab-stops>
      </style:paragraph-properties>
    </style:style>
    <style:style style:name="Üdvözlettel_2c__20_aláírások" style:display-name="Üdvözlettel, aláírások" style:family="paragraph" style:parent-style-name="Standard">
      <style:paragraph-properties style:writing-mode="page"/>
    </style:style>
    <style:style style:name="Alcím_20__28_kisbetűs_29__20_új_20_oldalon" style:display-name="Alcím (kisbetűs) új oldalon" style:family="paragraph" style:parent-style-name="Alcím_20__28_kisbetűs_29_" style:next-style-name="Text_20_body" style:master-page-name="">
      <style:paragraph-properties fo:margin-top="0cm" fo:margin-bottom="0.25cm" style:contextual-spacing="false" style:page-number="auto" fo:break-before="page" style:writing-mode="page"/>
    </style:style>
    <style:style style:name="Dokumentumtípus_20_neve" style:display-name="Dokumentumtípus neve" style:family="paragraph" style:parent-style-name="Heading" style:next-style-name="Text_20_body" style:master-page-name="">
      <style:paragraph-properties fo:margin-top="0.501cm" fo:margin-bottom="0.501cm" style:contextual-spacing="false" fo:text-align="center" style:justify-single-word="false" style:page-number="auto" style:writing-mode="page"/>
      <style:text-properties fo:text-transform="uppercase" style:text-underline-style="solid" style:text-underline-width="auto" style:text-underline-color="font-color" fo:font-weight="bold"/>
    </style:style>
    <style:style style:name="Kiegészítő_20_végjegyzetek" style:display-name="Kiegészítő végjegyzetek" style:family="paragraph" style:parent-style-name="Üdvözlettel_2c__20_aláírások">
      <style:paragraph-properties fo:margin-left="1cm" fo:margin-right="0cm" fo:margin-top="0cm" fo:margin-bottom="0.15cm" style:contextual-spacing="false" fo:text-indent="0cm" style:auto-text-indent="false" style:writing-mode="page">
        <style:tab-stops>
          <style:tab-stop style:position="2.499cm"/>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ovábbi_20_szövegtörzs_20_stílusok" style:display-name="További szövegtörzs stílusok" style:family="paragraph" style:parent-style-name="Text_20_body">
      <style:paragraph-properties style:writing-mode="page"/>
    </style:style>
    <style:style style:name="Marginalia" style:family="paragraph" style:parent-style-name="További_20_szövegtörzs_20_stílusok" style:class="text">
      <style:paragraph-properties fo:margin-left="4.001cm" fo:margin-right="0cm" fo:text-indent="0cm" style:auto-text-indent="false"/>
    </style:style>
    <style:style style:name="List_20_Indent" style:display-name="List Indent" style:family="paragraph" style:parent-style-name="További_20_szövegtörzs_20_stílusok"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normal" style:text-underline-style="solid" style:text-underline-width="auto" style:text-underline-color="font-color" style:font-size-asian="10.5pt" style:font-style-asian="italic" style:font-style-complex="italic"/>
    </style:style>
    <style:style style:name="Graphics" style:family="graphic">
      <style:graphic-properties text:anchor-type="paragraph" svg:x="0cm" svg:y="0cm" fo:margin-left="0.25cm" fo:margin-right="0.25cm" fo:margin-top="0.25cm" fo:margin-bottom="0.25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51cm" fo:text-indent="-0.75cm" fo:margin-left="1.499cm"/>
        </style:list-level-properties>
        <style:text-properties fo:font-family="'Times New Roman'" style:font-style-name="Normál" style:font-family-generic="roman"/>
      </text:list-level-style-bullet>
      <text:list-level-style-bullet text:level="2" text:style-name="Numbering_20_Symbols" text:bullet-char="•">
        <style:list-level-properties text:list-level-position-and-space-mode="label-alignment">
          <style:list-level-label-alignment text:label-followed-by="listtab" text:list-tab-stop-position="1.75cm" fo:text-indent="-0.75cm" fo:margin-left="2cm"/>
        </style:list-level-properties>
        <style:text-properties fo:font-family="'Times New Roman'" style:font-style-name="Normál" style:font-family-generic="roman"/>
      </text:list-level-style-bullet>
      <text:list-level-style-bullet text:level="3" text:style-name="Numbering_20_Symbols" text:bullet-char="•">
        <style:list-level-properties text:list-level-position-and-space-mode="label-alignment">
          <style:list-level-label-alignment text:label-followed-by="listtab" text:list-tab-stop-position="2.251cm" fo:text-indent="-0.75cm" fo:margin-left="2.499cm"/>
        </style:list-level-properties>
        <style:text-properties fo:font-family="'Times New Roman'" style:font-style-name="Normál" style:font-family-generic="roman"/>
      </text:list-level-style-bullet>
      <text:list-level-style-bullet text:level="4" text:style-name="Numbering_20_Symbols" text:bullet-char="•">
        <style:list-level-properties text:list-level-position-and-space-mode="label-alignment">
          <style:list-level-label-alignment text:label-followed-by="listtab" text:list-tab-stop-position="2.75cm" fo:text-indent="-1cm" fo:margin-left="3.251cm"/>
        </style:list-level-properties>
        <style:text-properties fo:font-family="'Times New Roman'" style:font-style-name="Normál" style:font-family-generic="roman"/>
      </text:list-level-style-bullet>
      <text:list-level-style-bullet text:level="5" text:style-name="Numbering_20_Symbols" text:bullet-char="•">
        <style:list-level-properties text:list-level-position-and-space-mode="label-alignment">
          <style:list-level-label-alignment text:label-followed-by="listtab" text:list-tab-stop-position="3.251cm" fo:text-indent="-0.75cm" fo:margin-left="3.5cm"/>
        </style:list-level-properties>
        <style:text-properties fo:font-family="'Times New Roman'" style:font-style-name="Normál" style:font-family-generic="roman"/>
      </text:list-level-style-bullet>
      <text:list-level-style-bullet text:level="6" text:style-name="Numbering_20_Symbols" text:bullet-char="•">
        <style:list-level-properties text:list-level-position-and-space-mode="label-alignment">
          <style:list-level-label-alignment text:label-followed-by="listtab" text:list-tab-stop-position="3.75cm" fo:text-indent="-0.75cm" fo:margin-left="4.001cm"/>
        </style:list-level-properties>
        <style:text-properties fo:font-family="'Times New Roman'" style:font-style-name="Normál" style:font-family-generic="roman"/>
      </text:list-level-style-bullet>
      <text:list-level-style-bullet text:level="7" text:style-name="Numbering_20_Symbols" text:bullet-char="•">
        <style:list-level-properties text:list-level-position-and-space-mode="label-alignment">
          <style:list-level-label-alignment text:label-followed-by="listtab" text:list-tab-stop-position="4.249cm" fo:text-indent="-0.75cm" fo:margin-left="4.5cm"/>
        </style:list-level-properties>
        <style:text-properties fo:font-family="'Times New Roman'" style:font-style-name="Normál" style:font-family-generic="roman"/>
      </text:list-level-style-bullet>
      <text:list-level-style-bullet text:level="8" text:style-name="Numbering_20_Symbols" text:bullet-char="•">
        <style:list-level-properties text:list-level-position-and-space-mode="label-alignment">
          <style:list-level-label-alignment text:label-followed-by="listtab" text:list-tab-stop-position="4.75cm" fo:text-indent="-0.751cm" fo:margin-left="5.001cm"/>
        </style:list-level-properties>
        <style:text-properties fo:font-family="'Times New Roman'" style:font-style-name="Normál" style:font-family-generic="roman"/>
      </text:list-level-style-bullet>
      <text:list-level-style-bullet text:level="9" text:style-name="Numbering_20_Symbols" text:bullet-char="•">
        <style:list-level-properties text:list-level-position-and-space-mode="label-alignment">
          <style:list-level-label-alignment text:label-followed-by="listtab" text:list-tab-stop-position="5.249cm" fo:text-indent="-0.75cm" fo:margin-left="5.5cm"/>
        </style:list-level-properties>
        <style:text-properties fo:font-family="'Times New Roman'" style:font-style-name="Normál" style:font-family-generic="roman"/>
      </text:list-level-style-bullet>
      <text:list-level-style-bullet text:level="10" text:style-name="Numbering_20_Symbols" text:bullet-char="•">
        <style:list-level-properties text:list-level-position-and-space-mode="label-alignment">
          <style:list-level-label-alignment text:label-followed-by="listtab" text:list-tab-stop-position="5.75cm" fo:text-indent="-0.751cm" fo:margin-left="6.001cm"/>
        </style:list-level-properties>
        <style:text-properties fo:font-family="'Times New Roman'" style:font-style-name="Normál" style:font-family-generic="roman"/>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251cm" fo:text-indent="0.45cm" fo:margin-left="0.3cm"/>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75cm" fo:text-indent="-0.75cm" fo:margin-left="2cm"/>
        </style:list-level-properties>
        <style:text-properties fo:font-family="OpenSymbol" style:font-style-name="Regular"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75cm" fo:margin-left="2.499cm"/>
        </style:list-level-properties>
        <style:text-properties fo:font-family="OpenSymbol" style:font-style-name="Regular"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2.75cm" fo:text-indent="-0.249cm" fo:margin-left="2.499cm"/>
        </style:list-level-properties>
        <style:text-properties fo:font-family="OpenSymbol" style:font-style-name="Regular"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75cm" fo:margin-left="3.5cm"/>
        </style:list-level-properties>
        <style:text-properties fo:font-family="OpenSymbol" style:font-style-name="Regular"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75cm" fo:text-indent="-0.75cm" fo:margin-left="4.001cm"/>
        </style:list-level-properties>
        <style:text-properties fo:font-family="OpenSymbol" style:font-style-name="Regular"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75cm" fo:margin-left="4.5cm"/>
        </style:list-level-properties>
        <style:text-properties fo:font-family="OpenSymbol" style:font-style-name="Regular"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75cm" fo:text-indent="-0.751cm" fo:margin-left="5.001cm"/>
        </style:list-level-properties>
        <style:text-properties fo:font-family="OpenSymbol" style:font-style-name="Regular"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75cm" fo:margin-left="5.5cm"/>
        </style:list-level-properties>
        <style:text-properties fo:font-family="OpenSymbol" style:font-style-name="Regular"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751cm" fo:margin-left="6.001cm"/>
        </style:list-level-properties>
        <style:text-properties fo:font-family="OpenSymbol" style:font-style-name="Regular" style:font-charset="x-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1.251cm" fo:text-indent="-0.75cm" fo:margin-left="1.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cm" fo:text-indent="-0.75cm" fo:margin-left="2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75cm" fo:margin-left="2.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75cm" fo:text-indent="-0.75cm" fo:margin-left="3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75cm" fo:margin-left="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75cm" fo:text-indent="-0.75cm" fo:margin-left="4.0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75cm" fo:margin-left="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4.75cm" fo:text-indent="-0.751cm" fo:margin-left="5.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75cm" fo:margin-left="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751cm" fo:margin-left="6.001cm"/>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listtab" text:list-tab-stop-position="1.251cm" fo:text-indent="-0.75cm" fo:margin-left="1.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75cm" fo:text-indent="-0.75cm" fo:margin-left="2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251cm" fo:text-indent="-0.75cm" fo:margin-left="2.4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75cm" fo:text-indent="-0.75cm" fo:margin-left="3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251cm" fo:text-indent="-0.75cm" fo:margin-left="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3.75cm" fo:text-indent="-0.75cm" fo:margin-left="4.0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4.249cm" fo:text-indent="-0.75cm" fo:margin-left="4.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4.75cm" fo:text-indent="-0.751cm" fo:margin-left="5.0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75cm" fo:margin-left="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5.75cm" fo:text-indent="-0.751cm" fo:margin-left="6.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251cm" fo:text-indent="-0.75cm" fo:margin-left="1.499cm"/>
        </style:list-level-properties>
        <style:text-properties fo:font-family="'Times New Roman'" style:font-style-name="Normál"/>
      </text:list-level-style-bullet>
      <text:list-level-style-bullet text:level="2" text:style-name="Numbering_20_Symbols" text:bullet-char="›">
        <style:list-level-properties text:list-level-position-and-space-mode="label-alignment">
          <style:list-level-label-alignment text:label-followed-by="listtab" text:list-tab-stop-position="1.75cm" fo:text-indent="-0.75cm" fo:margin-left="2cm"/>
        </style:list-level-properties>
        <style:text-properties fo:font-family="'Times New Roman'" style:font-style-name="Normál"/>
      </text:list-level-style-bullet>
      <text:list-level-style-bullet text:level="3" text:style-name="Numbering_20_Symbols" text:bullet-char="›">
        <style:list-level-properties text:list-level-position-and-space-mode="label-alignment">
          <style:list-level-label-alignment text:label-followed-by="listtab" text:list-tab-stop-position="2.251cm" fo:text-indent="-0.75cm" fo:margin-left="2.499cm"/>
        </style:list-level-properties>
        <style:text-properties fo:font-family="'Times New Roman'" style:font-style-name="Normál"/>
      </text:list-level-style-bullet>
      <text:list-level-style-bullet text:level="4" text:style-name="Numbering_20_Symbols" text:bullet-char="›">
        <style:list-level-properties text:list-level-position-and-space-mode="label-alignment">
          <style:list-level-label-alignment text:label-followed-by="listtab" text:list-tab-stop-position="2.75cm" fo:text-indent="-0.75cm" fo:margin-left="3cm"/>
        </style:list-level-properties>
        <style:text-properties fo:font-family="'Times New Roman'" style:font-style-name="Normál"/>
      </text:list-level-style-bullet>
      <text:list-level-style-bullet text:level="5" text:style-name="Numbering_20_Symbols" text:bullet-char="›">
        <style:list-level-properties text:list-level-position-and-space-mode="label-alignment">
          <style:list-level-label-alignment text:label-followed-by="listtab" text:list-tab-stop-position="3.251cm" fo:text-indent="-0.75cm" fo:margin-left="3.5cm"/>
        </style:list-level-properties>
        <style:text-properties fo:font-family="'Times New Roman'" style:font-style-name="Normál"/>
      </text:list-level-style-bullet>
      <text:list-level-style-bullet text:level="6" text:style-name="Numbering_20_Symbols" text:bullet-char="›">
        <style:list-level-properties text:list-level-position-and-space-mode="label-alignment">
          <style:list-level-label-alignment text:label-followed-by="listtab" text:list-tab-stop-position="3.75cm" fo:text-indent="-0.75cm" fo:margin-left="4.001cm"/>
        </style:list-level-properties>
        <style:text-properties fo:font-family="'Times New Roman'" style:font-style-name="Normál"/>
      </text:list-level-style-bullet>
      <text:list-level-style-bullet text:level="7" text:style-name="Numbering_20_Symbols" text:bullet-char="›">
        <style:list-level-properties text:list-level-position-and-space-mode="label-alignment">
          <style:list-level-label-alignment text:label-followed-by="listtab" text:list-tab-stop-position="4.249cm" fo:text-indent="-0.75cm" fo:margin-left="4.5cm"/>
        </style:list-level-properties>
        <style:text-properties fo:font-family="'Times New Roman'" style:font-style-name="Normál"/>
      </text:list-level-style-bullet>
      <text:list-level-style-bullet text:level="8" text:style-name="Numbering_20_Symbols" text:bullet-char="›">
        <style:list-level-properties text:list-level-position-and-space-mode="label-alignment">
          <style:list-level-label-alignment text:label-followed-by="listtab" text:list-tab-stop-position="4.75cm" fo:text-indent="-0.751cm" fo:margin-left="5.001cm"/>
        </style:list-level-properties>
        <style:text-properties fo:font-family="'Times New Roman'" style:font-style-name="Normál"/>
      </text:list-level-style-bullet>
      <text:list-level-style-bullet text:level="9" text:style-name="Numbering_20_Symbols" text:bullet-char="›">
        <style:list-level-properties text:list-level-position-and-space-mode="label-alignment">
          <style:list-level-label-alignment text:label-followed-by="listtab" text:list-tab-stop-position="5.249cm" fo:text-indent="-0.75cm" fo:margin-left="5.5cm"/>
        </style:list-level-properties>
        <style:text-properties fo:font-family="'Times New Roman'" style:font-style-name="Normál"/>
      </text:list-level-style-bullet>
      <text:list-level-style-bullet text:level="10" text:style-name="Numbering_20_Symbols" text:bullet-char="›">
        <style:list-level-properties text:list-level-position-and-space-mode="label-alignment">
          <style:list-level-label-alignment text:label-followed-by="listtab" text:list-tab-stop-position="5.75cm" fo:text-indent="-0.751cm" fo:margin-left="6.001cm"/>
        </style:list-level-properties>
        <style:text-properties fo:font-family="'Times New Roman'" style:font-style-name="Normá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3" style:display-name="Numbering 3">
      <text:list-level-style-number text:level="1" text:style-name="Numbering_20_Symbols" style:num-suffix=")" style:num-format="a">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a"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a"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a"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a"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a"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a"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a"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4" style:display-name="Numbering 4">
      <text:list-level-style-number text:level="1" text:style-name="Numbering_20_Symbols" style:num-suffix=")" style:num-format="A">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space" fo:text-indent="-0.75cm" fo:margin-left="2.499cm"/>
        </style:list-level-properties>
      </text:list-level-style-number>
      <text:list-level-style-number text:level="4" text:style-name="Numbering_20_Symbols" style:num-suffix=")" style:num-format="A"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A"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A" text:display-levels="6">
        <style:list-level-properties text:list-level-position-and-space-mode="label-alignment">
          <style:list-level-label-alignment text:label-followed-by="space" fo:text-indent="-0.75cm" fo:margin-left="4.001cm"/>
        </style:list-level-properties>
      </text:list-level-style-number>
      <text:list-level-style-number text:level="7" text:style-name="Numbering_20_Symbols" style:num-suffix=")" style:num-format="A"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A"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A"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A" text:display-levels="10">
        <style:list-level-properties text:list-level-position-and-space-mode="label-alignment">
          <style:list-level-label-alignment text:label-followed-by="space" fo:text-indent="-0.751cm" fo:margin-left="6.001cm"/>
        </style:list-level-properties>
      </text:list-level-style-number>
    </text:list-style>
    <text:list-style style:name="Numbering_20_5" style:display-name="Numbering 5">
      <text:list-level-style-number text:level="1" text:style-name="Numbering_20_Symbols" style:num-suffix="." style:num-format="I">
        <style:list-level-properties text:list-level-position-and-space-mode="label-alignment">
          <style:list-level-label-alignment text:label-followed-by="space" fo:text-indent="-0.75cm" fo:margin-left="1.499cm"/>
        </style:list-level-properties>
      </text:list-level-style-number>
      <text:list-level-style-number text:level="2" text:style-name="Numbering_20_Symbols" style:num-suffix="." style:num-format="I" text:display-levels="2">
        <style:list-level-properties text:list-level-position-and-space-mode="label-alignment">
          <style:list-level-label-alignment text:label-followed-by="space" fo:text-indent="-0.75cm" fo:margin-left="2cm"/>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space" fo:text-indent="-1.75cm" fo:margin-left="3.5cm"/>
        </style:list-level-properties>
      </text:list-level-style-number>
      <text:list-level-style-number text:level="4" text:style-name="Numbering_20_Symbols" style:num-suffix="." style:num-format="I" text:display-levels="4">
        <style:list-level-properties text:list-level-position-and-space-mode="label-alignment">
          <style:list-level-label-alignment text:label-followed-by="space" fo:text-indent="-0.75cm" fo:margin-left="3cm"/>
        </style:list-level-properties>
      </text:list-level-style-number>
      <text:list-level-style-number text:level="5" text:style-name="Numbering_20_Symbols" style:num-suffix="." style:num-format="I" text:display-levels="5">
        <style:list-level-properties text:list-level-position-and-space-mode="label-alignment">
          <style:list-level-label-alignment text:label-followed-by="space" fo:text-indent="-0.75cm" fo:margin-left="3.5cm"/>
        </style:list-level-properties>
      </text:list-level-style-number>
      <text:list-level-style-number text:level="6" text:style-name="Numbering_20_Symbols" style:num-suffix="." style:num-format="I" text:display-levels="6">
        <style:list-level-properties text:list-level-position-and-space-mode="label-alignment">
          <style:list-level-label-alignment text:label-followed-by="space" fo:text-indent="-0.998cm" fo:margin-left="4.249cm"/>
        </style:list-level-properties>
      </text:list-level-style-number>
      <text:list-level-style-number text:level="7" text:style-name="Numbering_20_Symbols" style:num-suffix="." style:num-format="I" text:display-levels="7">
        <style:list-level-properties text:list-level-position-and-space-mode="label-alignment">
          <style:list-level-label-alignment text:label-followed-by="space" fo:text-indent="-0.75cm" fo:margin-left="4.5cm"/>
        </style:list-level-properties>
      </text:list-level-style-number>
      <text:list-level-style-number text:level="8" text:style-name="Numbering_20_Symbols" style:num-suffix="." style:num-format="I" text:display-levels="8">
        <style:list-level-properties text:list-level-position-and-space-mode="label-alignment">
          <style:list-level-label-alignment text:label-followed-by="space" fo:text-indent="-0.751cm" fo:margin-left="5.001cm"/>
        </style:list-level-properties>
      </text:list-level-style-number>
      <text:list-level-style-number text:level="9" text:style-name="Numbering_20_Symbols" style:num-suffix="." style:num-format="I" text:display-levels="9">
        <style:list-level-properties text:list-level-position-and-space-mode="label-alignment">
          <style:list-level-label-alignment text:label-followed-by="space" fo:text-indent="-0.75cm" fo:margin-left="5.5cm"/>
        </style:list-level-properties>
      </text:list-level-style-number>
      <text:list-level-style-number text:level="10" text:style-name="Numbering_20_Symbols" style:num-suffix="." style:num-format="I" text:display-levels="10">
        <style:list-level-properties text:list-level-position-and-space-mode="label-alignment">
          <style:list-level-label-alignment text:label-followed-by="space" fo:text-indent="-0.751cm" fo:margin-left="6.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1T15:04:44.712000000</meta:creation-date>
    <meta:editing-duration>PT1M27S</meta:editing-duration>
    <meta:editing-cycles>3</meta:editing-cycles>
    <meta:generator>LibreOfficeDev/7.1.0.0.alpha0$Windows_X86_64 LibreOffice_project/8eff280bc08ec3d7b2312ae4ee48df4d7328b7de</meta:generator>
    <meta:initial-creator>Kelemen Gábor</meta:initial-creator>
    <dc:date>2020-10-12T08:16:56.572000000</dc:date>
    <meta:document-statistic meta:table-count="0" meta:image-count="0" meta:object-count="0" meta:page-count="1" meta:paragraph-count="0" meta:word-count="0" meta:character-count="0" meta:non-whitespace-character-count="0"/>
  </office:meta>
</office:document-meta>
</file>